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paragraph-rsid="001accb4"/>
    </style:style>
    <style:style style:name="P2" style:family="paragraph" style:parent-style-name="Standard">
      <style:paragraph-properties fo:margin-top="0in" fo:margin-bottom="0.111in" loext:contextual-spacing="false" fo:line-height="108%" fo:text-align="start" style:justify-single-word="false" fo:orphans="2" fo:widows="2" style:writing-mode="lr-tb"/>
      <style:text-properties officeooo:paragraph-rsid="001accb4"/>
    </style:style>
    <style:style style:name="P3" style:family="paragraph" style:parent-style-name="Standard" style:master-page-name="Standard">
      <style:paragraph-properties style:page-number="auto"/>
      <style:text-properties officeooo:paragraph-rsid="001accb4"/>
    </style:style>
    <style:style style:name="P4" style:family="paragraph" style:parent-style-name="List_20_Paragraph" style:list-style-name="WWNum1">
      <style:text-properties officeooo:paragraph-rsid="001accb4"/>
    </style:style>
    <style:style style:name="P5" style:family="paragraph" style:parent-style-name="List_20_Paragraph" style:list-style-name="WWNum2">
      <style:text-properties officeooo:paragraph-rsid="001accb4"/>
    </style:style>
    <style:style style:name="P6" style:family="paragraph" style:parent-style-name="List_20_Paragraph">
      <style:text-properties officeooo:paragraph-rsid="001accb4"/>
    </style:style>
    <style:style style:name="T1" style:family="text">
      <style:text-properties fo:color="#222222" style:font-name="Arial" fo:font-size="9.5pt" fo:background-color="#ffffff" loext:char-shading-value="0" style:font-size-asian="9.5pt" style:font-name-complex="Arial1" style:font-size-complex="9.5pt"/>
    </style:style>
    <style:style style:name="T2" style:family="text">
      <style:text-properties fo:font-weight="bold" style:font-weight-asian="bold"/>
    </style:style>
    <style:style style:name="T3" style:family="text">
      <style:text-properties style:text-position="super 58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Reading </text:span></text:p>
      <text:p text:style-name="P1"><text:span text:style-name="T1">On the topics Cuckoo hashing, Splay trees and Count min sketches from the following resource:-</text:span></text:p>
      <text:list xml:id="list6525984961748491765" text:style-name="WWNum1">
        <text:list-item>
          <text:p text:style-name="P4">SPLAY TREES</text:p>
        </text:list-item>
      </text:list>
      <text:p text:style-name="P1"><text:a xlink:type="simple" xlink:href="http://web.stanford.edu/class/archive/cs/cs166/cs166.1166/lectures/10/Slides10.pdf" text:style-name="Internet_20_link" text:visited-style-name="Visited_20_Internet_20_Link"><text:span text:style-name="Internet_20_link">http://web.stanford.edu/class/archive/cs/cs166/cs166.1166/lectures/10/Slides10.pdf</text:span></text:a></text:p>
      <text:list xml:id="list15649156555317" text:continue-numbering="true" text:style-name="WWNum1">
        <text:list-item>
          <text:p text:style-name="P4">COUNT MIN SKETCH AND COUNT SKETCH</text:p>
        </text:list-item>
      </text:list>
      <text:p text:style-name="P1"><text:a xlink:type="simple" xlink:href="http://web.stanford.edu/class/archive/cs/cs166/cs166.1166/lectures/11/Slides11.pdf" text:style-name="Internet_20_link" text:visited-style-name="Visited_20_Internet_20_Link"><text:span text:style-name="Internet_20_link">http://web.stanford.edu/class/archive/cs/cs166/cs166.1166/lectures/11/Slides11.pdf</text:span></text:a></text:p>
      <text:list xml:id="list15650213618442" text:continue-numbering="true" text:style-name="WWNum1">
        <text:list-item>
          <text:p text:style-name="P4">CUCKOO HASHING </text:p>
        </text:list-item>
      </text:list>
      <text:p text:style-name="P1"><text:a xlink:type="simple" xlink:href="http://web.stanford.edu/class/archive/cs/cs166/cs166.1166/lectures/13/Slides13.pdf" text:style-name="Internet_20_link" text:visited-style-name="Visited_20_Internet_20_Link"><text:span text:style-name="Internet_20_link">http://web.stanford.edu/class/archive/cs/cs166/cs166.1166/lectures/13/Slides13.pdf</text:span></text:a></text:p>
      <text:list xml:id="list15649642543430" text:continue-numbering="true" text:style-name="WWNum1">
        <text:list-item>
          <text:p text:style-name="P4">MARKOV’S INEQUALITY AND CHEBYCHEV INEQUALITY</text:p>
        </text:list-item>
      </text:list>
      <text:p text:style-name="P1"><text:a xlink:type="simple" xlink:href="https://en.wikipedia.org/wiki/Markov's_inequality" text:style-name="Internet_20_link" text:visited-style-name="Visited_20_Internet_20_Link"><text:span text:style-name="Internet_20_link">https://en.wikipedia.org/wiki/Markov%27s_inequality</text:span></text:a></text:p>
      <text:p text:style-name="P1"><text:a xlink:type="simple" xlink:href="https://en.wikipedia.org/wiki/Chebyshev's_inequality" text:style-name="Internet_20_link" text:visited-style-name="Visited_20_Internet_20_Link"><text:span text:style-name="Internet_20_link">https://en.wikipedia.org/wiki/Chebyshev%27s_inequality</text:span></text:a></text:p>
      <text:list xml:id="list15650705098098" text:continue-numbering="true" text:style-name="WWNum1">
        <text:list-item>
          <text:p text:style-name="P4"><text:s/>OPEN QUESTIONS RELATED <text:s/>TO CUCKOO HASHING</text:p>
        </text:list-item>
      </text:list>
      <text:p text:style-name="P1"><text:a xlink:type="simple" xlink:href="http://www.eecs.harvard.edu/~michaelm/postscripts/esa2009.pdf" text:style-name="Internet_20_link" text:visited-style-name="Visited_20_Internet_20_Link"><text:span text:style-name="Internet_20_link">http://www.eecs.harvard.edu/~michaelm/postscripts/esa2009.pdf</text:span></text:a></text:p>
      <text:p text:style-name="P1"/>
      <text:p text:style-name="P1">IMPLEMENTATION </text:p>
      <text:list xml:id="list2487801628134311502" text:style-name="WWNum2">
        <text:list-item>
          <text:p text:style-name="P5">Attached cuckoo hashing code along with the mail</text:p>
        </text:list-item>
      </text:list>
      <text:p text:style-name="P6"/>
      <text:list xml:id="list15649736402596" text:continue-numbering="true" text:style-name="WWNum2">
        <text:list-item>
          <text:p text:style-name="P5">Used the ideas of splay tree and frequency estimator (count min sketch) in the project on data analysis. </text:p>
        </text:list-item>
      </text:list>
      <text:p text:style-name="P6"/>
      <text:p text:style-name="P6">The project aims at analyzing big data and based on the history of input would implement the following functionalities <text:line-break/>1. <text:span text:style-name="T2">Search for a query</text:span>.<text:line-break/>2. <text:span text:style-name="T2">Recognize the input pattern</text:span><text:line-break/>3 <text:span text:style-name="T2">Estimation of frequency of search of a query</text:span>.<text:line-break/>4. Give suggestions to the user taking into consideration the previous history of search.<text:line-break/>5 Use of concurrent programming in Haskell in order to cut down the time required for the above functions.</text:p>
      <text:p text:style-name="P6"/>
      <text:p text:style-name="P6">For <text:span text:style-name="T2">Search for a query, recognize the input pattern</text:span>, splay tree is used. When user searches for some query .It splays up the query to the root. In case not present splays the parent to the root.</text:p>
      <text:p text:style-name="P6">After splaying it displays the root and 2 its children and 4 grandchildren. As they tend to have the most recently searched queries and also queries searched nearby to the current search.</text:p>
      <text:p text:style-name="P6"/>
      <text:p text:style-name="P6">For <text:span text:style-name="T2">Estimation of frequency of search of a query</text:span> we use count min sketch. Which gives rough yet very good estimate of frequency of a query. Its makes use of four hash tables each with an independent hash function. That too in considerable less memory</text:p>
      <text:p text:style-name="P6"/>
      <text:p text:style-name="P6">The GitHub link is:- <text:s/><text:a xlink:type="simple" xlink:href="https://github.com/Adildangui/HASKELL-" text:style-name="Internet_20_link" text:visited-style-name="Visited_20_Internet_20_Link"><text:span text:style-name="Internet_20_link">https://github.com/Adildangui/HASKELL-</text:span></text:a><text:span text:style-name="Internet_20_link"> </text:span></text:p>
      <text:p text:style-name="P6"><text:span text:style-name="Internet_20_link">https://github.com/himanshu-sopho/research-internship#research-internship</text:span></text:p>
      <text:p text:style-name="P6"/>
      <text:p text:style-name="P6"><text:bookmark text:name="_GoBack"/>REPORT OF THRESHOLD AFTER WHICH PROBABLITY OF REHASH IS HIGH WITH N <text:s/>NUMBER OF TABLES IN THE HASHING</text:p>
      <text:p text:style-name="P6"/>
      <text:p text:style-name="P6">1.For only one hashtable with number of buckets 11 of all the inputs given to be hashed the <text:soft-page-break/>need to rehash the table arises at the 8<text:span text:style-name="T3">th</text:span> number input.</text:p>
      <text:p text:style-name="P6">2.<text:bookmark-start text:name="__DdeLink__70_204832400"/>For 2 tables with the same parameter each as previous hash table, the need to rehash arises at 13<text:span text:style-name="T3">th</text:span><text:bookmark-end text:name="__DdeLink__70_204832400"/> number input.</text:p>
      <text:p text:style-name="P6">3.For 3 tables with the same parameter each as previous hash table, the need to rehash arises at 17<text:span text:style-name="T3">th</text:span> number input.</text:p>
      <text:p text:style-name="P6">4.For 4 tables with the same parameter each as previous hash table, the need to rehash arises at 19<text:span text:style-name="T3">th</text:span> number input.</text:p>
      <text:p text:style-name="P6">5.For 5 tables with the same parameter each as previous hash table, the need to rehash arises does not arrive at all with the same set of inputs.</text:p>
      <text:p text:style-name="P1"/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2T01:56:12.674117119</meta:creation-date>
    <dc:date>2017-05-02T01:56:48.894730124</dc:date>
    <meta:editing-duration>PT36S</meta:editing-duration>
    <meta:editing-cycles>1</meta:editing-cycles>
    <meta:document-statistic meta:table-count="0" meta:image-count="0" meta:object-count="0" meta:page-count="2" meta:paragraph-count="28" meta:word-count="406" meta:character-count="2762" meta:non-whitespace-character-count="2381"/>
    <meta:generator>LibreOffice/5.0.6.2$Linux_X86_64 LibreOffice_project/00m0$Build-2</meta:generator>
  </office:meta>
</office:document-meta>
</file>